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size="10pt" style:font-size-asian="10pt" style:font-size-complex="10pt"/>
    </style:style>
    <style:style style:name="P2" style:family="paragraph" style:parent-style-name="Standard">
      <style:text-properties style:font-name="Noto Sans" fo:font-size="9pt" style:font-size-asian="9pt" style:font-size-complex="9pt"/>
    </style:style>
    <style:style style:name="P3" style:family="paragraph" style:parent-style-name="Standard">
      <style:text-properties style:font-name="Noto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Noto Sans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00a65d" style:font-name="Noto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a65d" style:font-name="Noto San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66b3" style:font-name="Noto Sans" fo:font-size="9pt" fo:font-weight="bold" style:font-size-asian="9pt" style:font-weight-asian="bold" style:font-size-complex="9pt" style:font-weight-complex="bold"/>
    </style:style>
    <style:style style:name="P8" style:family="paragraph" style:parent-style-name="Standard" style:list-style-name="L1">
      <style:text-properties fo:font-size="9pt" style:font-size-asian="9pt" style:font-size-complex="9pt"/>
    </style:style>
    <style:style style:name="P9" style:family="paragraph" style:parent-style-name="Standard" style:list-style-name="L2">
      <style:text-properties fo:font-size="9pt" style:font-size-asian="9pt" style:font-size-complex="9pt"/>
    </style:style>
    <style:style style:name="P10" style:family="paragraph" style:parent-style-name="Standard" style:list-style-name="L3"/>
    <style:style style:name="P11" style:family="paragraph" style:parent-style-name="Standard" style:list-style-name="L3">
      <style:text-properties style:font-name="Noto Sans" fo:font-size="9pt" style:font-size-asian="9pt" style:font-size-complex="9pt"/>
    </style:style>
    <style:style style:name="P12" style:family="paragraph" style:parent-style-name="Standard" style:list-style-name="L4">
      <style:text-properties style:font-name="Noto Sans" fo:font-size="9pt" style:font-size-asian="9pt" style:font-size-complex="9pt"/>
    </style:style>
    <style:style style:name="P13" style:family="paragraph" style:parent-style-name="Standard" style:list-style-name="L4">
      <style:text-properties style:font-name="Noto Sans" fo:font-size="9pt" fo:font-weight="bold" style:font-size-asian="9pt" style:font-weight-asian="bold" style:font-size-complex="9pt" style:font-weight-complex="bold"/>
    </style:style>
    <style:style style:name="P14" style:family="paragraph" style:parent-style-name="Standard" style:list-style-name="L4"/>
    <style:style style:name="P15" style:family="paragraph" style:parent-style-name="Standard" style:list-style-name="L4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d58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Noto Sans"/>
    </style:style>
    <style:style style:name="T5" style:family="text">
      <style:text-properties style:font-name="Noto Sans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Noto Sans" fo:font-size="9pt" style:font-size-asian="9pt" style:font-size-complex="9pt"/>
    </style:style>
    <style:style style:name="T7" style:family="text">
      <style:text-properties style:font-name="Noto Sans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66b3"/>
    </style:style>
    <style:style style:name="T9" style:family="text">
      <style:text-properties fo:color="#0066b3" fo:font-weight="bold" style:font-weight-asian="bold" style:font-weight-complex="bold"/>
    </style:style>
    <style:style style:name="T10" style:family="text">
      <style:text-properties fo:color="#0066b3" style:font-name="Noto Sans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0066b3" style:font-name="Noto Sans" fo:font-size="9pt" style:font-size-asian="9pt" style:font-size-complex="9pt"/>
    </style:style>
    <style:style style:name="T12" style:family="text">
      <style:text-properties fo:color="#0066b3" style:font-name="Noto Sans" fo:font-weight="bold" style:font-weight-asian="bold" style:font-weight-complex="bold"/>
    </style:style>
    <style:style style:name="T13" style:family="text">
      <style:text-properties fo:color="#0066ff" style:font-name="Noto Sans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66ff" style:font-name="Noto Sans" fo:font-size="9pt" style:font-size-asian="9pt" style:font-size-complex="9pt"/>
    </style:style>
    <style:style style:name="T15" style:family="text">
      <style:text-properties fo:color="#0066ff" style:font-name="Noto Sans" fo:font-weight="bold" style:font-weight-asian="bold" style:font-weight-complex="bold"/>
    </style:style>
    <style:style style:name="T16" style:family="text">
      <style:text-properties fo:color="#000000" style:font-name="Noto Sans" fo:font-size="9pt" fo:font-weight="normal" style:font-size-asian="9pt" style:font-weight-asian="normal" style:font-size-complex="9pt" style:font-weight-complex="normal"/>
    </style:style>
    <style:style style:name="T17" style:family="text">
      <style:text-properties fo:color="#000000" style:font-name="Noto Sans" fo:font-size="9pt" fo:font-weight="bold" style:font-size-asian="9pt" style:font-weight-asian="bold" style:font-size-complex="9pt" style:font-weight-complex="bold"/>
    </style:style>
    <style:style style:name="T18" style:family="text">
      <style:text-properties officeooo:rsid="002111ef"/>
    </style:style>
    <style:style style:name="T19" style:family="text">
      <style:text-properties officeooo:rsid="0022576a"/>
    </style:style>
    <style:style style:name="T20" style:family="text">
      <style:text-properties officeooo:rsid="002db7c4"/>
    </style:style>
    <style:style style:name="T21" style:family="text">
      <style:text-properties officeooo:rsid="0036ad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t algorithme sert à visualiser l'objectif du programme de réinstallation avec une GUI (Graphical User Interface ; Interface Graphique Utilisateur)</text:p>
      <text:p text:style-name="P1"/>
      <text:p text:style-name="P1"><text:span text:style-name="T1">Langage </text:span><text:span text:style-name="T2">de programmation </text:span><text:span text:style-name="T1">utilisé :</text:span> C<text:span text:style-name="T18">++</text:span></text:p>
      <text:p text:style-name="P1"><text:span text:style-name="T1">Librairie graphique utilisée :</text:span> <text:span text:style-name="T19">Qt 4</text:span></text:p>
      <text:p text:style-name="P1"/>
      <text:p text:style-name="P1"><text:span text:style-name="T20">Le pseudo-code écrit ci-dessous décrit les instructions du </text:span>fichier exécutable de l'interface <text:span text:style-name="T21">graphique</text:span>.</text:p>
      <text:p text:style-name="P1"/>
      <text:p text:style-name="P6">VARIABLES :</text:p>
      <text:p text:style-name="P3"># AFFICHAGE DE L'INTERFACE GRAPHIQUE</text:p>
      <text:list xml:id="list4209383091" text:style-name="L1">
        <text:list-item>
          <text:p text:style-name="P8"><text:span text:style-name="T12">$gui_fenetre<text:tab/><text:tab/></text:span><text:span text:style-name="T4"># Fenêtre de la GUI principale</text:span></text:p>
        </text:list-item>
        <text:list-item>
          <text:p text:style-name="P8"><text:span text:style-name="T15">$gui_ppa_cmd</text:span><text:span text:style-name="T4"><text:tab/><text:tab/># Fenêtre de saisie de la commande d'ajout de dépôts PPA</text:span></text:p>
        </text:list-item>
      </text:list>
      <text:p text:style-name="P2"/>
      <text:p text:style-name="P3"># PAQUETS</text:p>
      <text:list xml:id="list1563650612" text:style-name="L2">
        <text:list-item>
          <text:p text:style-name="P9"><text:span text:style-name="T12">$pack_list<text:tab/><text:tab/></text:span><text:span text:style-name="T4"># Liste des paquets installés par la version personnalisée ou SIO</text:span></text:p>
        </text:list-item>
      </text:list>
      <text:p text:style-name="P2"/>
      <text:p text:style-name="P2"><text:span text:style-name="T1"># AJOUT DE DÉPÔTS PPA</text:span> <text:s text:c="3"/></text:p>
      <text:list xml:id="list1219431738" text:style-name="L3">
        <text:list-item>
          <text:p text:style-name="P10"><text:span text:style-name="T10">$ppa_btn_ajout_cmd<text:tab/></text:span><text:span text:style-name="T6"><text:tab/># Bouton de confirmation d'ajout d'une commande d'ajout de PPAs</text:span></text:p>
        </text:list-item>
        <text:list-item>
          <text:p text:style-name="P10"><text:span text:style-name="T10">$ppa_btn_ajout_deps</text:span><text:span text:style-name="T6"><text:tab/><text:tab/># Bouton d'ajouts de dépôts PPA</text:span></text:p>
        </text:list-item>
        <text:list-item>
          <text:p text:style-name="P10"><text:span text:style-name="T13">$ppa_btn_ajout_deps_conf</text:span><text:span text:style-name="T6"><text:tab/># Bouton de confirmation d'ajout de dépôts PPA</text:span></text:p>
        </text:list-item>
        <text:list-item>
          <text:p text:style-name="P10"><text:span text:style-name="T10">$ppa_btn_mod</text:span><text:span text:style-name="T6"><text:tab/><text:tab/><text:tab/># Bouton de modification de la commande d'ajouts de PPAs</text:span></text:p>
        </text:list-item>
        <text:list-item>
          <text:p text:style-name="P10"><text:span text:style-name="T10">$ppa_cmd_ajout</text:span><text:span text:style-name="T6"><text:tab/><text:tab/># Commande d'ajout de PPAs</text:span></text:p>
        </text:list-item>
        <text:list-item>
          <text:p text:style-name="P11"/>
        </text:list-item>
        <text:list-item>
          <text:p text:style-name="P10"><text:span text:style-name="T10">$ppa_lien_dep<text:tab/><text:tab/><text:tab/></text:span><text:span text:style-name="T6"># Lien vers le dépôt PPA que l'utilisateur souhaite ajouter</text:span></text:p>
        </text:list-item>
        <text:list-item>
          <text:p text:style-name="P10"><text:span text:style-name="T10">$ppa_tableau</text:span><text:span text:style-name="T6"><text:tab/><text:tab/><text:tab/># Tableau contenant le nombre de dépôts PPA ajoutés par l'utilisateur. La case [0] correspond à la commande d'installation de dépôts PPA de la distribution</text:span></text:p>
        </text:list-item>
        <text:list-item>
          <text:p text:style-name="P10"><text:span text:style-name="T10">$ppa_textbox_ajout_deps</text:span><text:span text:style-name="T6"><text:tab/># Case rectangulaire de zone de texte où l'utilisateur rentre le lien du dépôt à ajouter</text:span></text:p>
        </text:list-item>
        <text:list-item>
          <text:p text:style-name="P10"><text:span text:style-name="T10">$ppa_textox_cmd_ajout</text:span><text:span text:style-name="T6"><text:tab/># Case où est écrite la commande d'ajout de PPAs de la distribution</text:span></text:p>
        </text:list-item>
      </text:list>
      <text:p text:style-name="P2"/>
      <text:p text:style-name="P5">DÉBUT :</text:p>
      <text:p text:style-name="P4"/>
      <text:p text:style-name="P3">OUVRIR <text:span text:style-name="T8">$gui_fenetre</text:span></text:p>
      <text:p text:style-name="P2"><text:s/></text:p>
      <text:p text:style-name="P3">###### CHARGEMENT DU CONTENU DE LA FENÊTRE ######</text:p>
      <text:p text:style-name="P2"/>
      <text:p text:style-name="P2">CHARGER CATÉGORIE </text:p>
      <text:p text:style-name="P2"/>
      <text:p text:style-name="P3">###### PREMIÈRE CATÉGORIE : AJOUTS POSSIBLES DE DÉPÔTS PPA ######</text:p>
      <text:p text:style-name="P2"><text:s/></text:p>
      <text:p text:style-name="P2"><text:span text:style-name="T1">AFFICHER </text:span><text:span text:style-name="T9">$ppa_btn_ajout_deps</text:span> (bouton : symbole '+' en vert, suivi du texte "Ajouter un PPA")</text:p>
      <text:p text:style-name="P3"/>
      <text:p text:style-name="P2"><text:span text:style-name="T1">SI </text:span><text:span text:style-name="T9">$ppa_btn_ajout_deps</text:span> == clic</text:p>
      <text:list xml:id="list345669250" text:style-name="L4">
        <text:list-item>
          <text:p text:style-name="P14"><text:span text:style-name="T5">SI </text:span><text:span text:style-name="T10">$ppa_tableau</text:span><text:span text:style-name="T6"> == NULL</text:span></text:p>
          <text:list>
            <text:list-item>
              <text:p text:style-name="P14"><text:span text:style-name="T5">OUVRIR </text:span><text:span text:style-name="T10">$gui_ppa_cmd</text:span></text:p>
            </text:list-item>
            <text:list-item>
              <text:p text:style-name="P14"><text:span text:style-name="T5">AFFICHER</text:span><text:span text:style-name="T6"> </text:span></text:p>
              <text:list>
                <text:list-item>
                  <text:p text:style-name="P12">"Aucune commande d'ajout de PPA n'a été rentrée. Saisissez la commande d'ajout de PPAs de votre distribution.</text:p>
                </text:list-item>
                <text:list-item>
                  <text:p text:style-name="P14"><text:span text:style-name="T6">Si vous ne la connaissez pas ou si vous l'avez oublié, veuillez vous rendre sur ce site -&gt; </text:span><text:a xlink:type="simple" xlink:href="https://lien.nomdedomaine/" text:style-name="Internet_20_link" text:visited-style-name="Visited_20_Internet_20_Link"><text:span text:style-name="T6">https://lien.nomdedomaine</text:span></text:a><text:span text:style-name="T6">"</text:span></text:p>
                </text:list-item>
              </text:list>
            </text:list-item>
            <text:list-item>
              <text:p text:style-name="P14"><text:span text:style-name="T5">AFFICHER</text:span><text:span text:style-name="T6"> -&gt; Case rectangulaire de zone de texte</text:span></text:p>
            </text:list-item>
            <text:list-item>
              <text:p text:style-name="P14"><text:span text:style-name="T5">SAISIR </text:span><text:span text:style-name="T10">$ppa_cmd_ajout</text:span></text:p>
            </text:list-item>
          </text:list>
        </text:list-item>
      </text:list>
      <text:p text:style-name="P7"/>
      <text:p text:style-name="P7"><text:soft-page-break/></text:p>
      <text:list xml:id="list161024998393389" text:continue-numbering="true" text:style-name="L4">
        <text:list-item>
          <text:list>
            <text:list-item>
              <text:p text:style-name="P14"><text:span text:style-name="T5"><text:s/>SI </text:span><text:span text:style-name="T10">$ppa_btn_ajout_cmd</text:span><text:span text:style-name="T6"> == clic</text:span></text:p>
              <text:list>
                <text:list-item>
                  <text:p text:style-name="P14"><text:span text:style-name="T5">INITIALISER </text:span><text:span text:style-name="T13">$ppa_tableau</text:span><text:span text:style-name="T6"> </text:span><text:span text:style-name="T5">À</text:span><text:span text:style-name="T6"> 0</text:span></text:p>
                </text:list-item>
                <text:list-item>
                  <text:p text:style-name="P14"><text:span text:style-name="T5">CRÉER</text:span><text:span text:style-name="T6"> $ppa_cmd_textbox_ajout</text:span></text:p>
                </text:list-item>
                <text:list-item>
                  <text:p text:style-name="P14"><text:span text:style-name="T5">ÉCRIRE </text:span><text:span text:style-name="T10">$ppa_cmd_ajout</text:span><text:span text:style-name="T5"> DANS </text:span><text:span text:style-name="T13">$ppa_cmd_textbox_ajout</text:span></text:p>
                </text:list-item>
                <text:list-item>
                  <text:p text:style-name="P14"><text:span text:style-name="T5">AJOUTER </text:span><text:span text:style-name="T10">$ppa_btn_modifier</text:span><text:span text:style-name="T6"> -&gt; Droite # Bouton permettant de modifier la commande d'ajout de PPAs, ajouté à droite de la case créée</text:span></text:p>
                </text:list-item>
                <text:list-item>
                  <text:p text:style-name="P14"><text:span text:style-name="T5">FERMER </text:span><text:span text:style-name="T10">$ppa_cmd_fenetre</text:span></text:p>
                </text:list-item>
              </text:list>
            </text:list-item>
            <text:list-item>
              <text:p text:style-name="P14"><text:span text:style-name="T5">FIN SI </text:span><text:span text:style-name="T10">$ppa_btn_ajout_conf</text:span><text:span text:style-name="T6"> == clic</text:span></text:p>
            </text:list-item>
          </text:list>
        </text:list-item>
        <text:list-item>
          <text:p text:style-name="P14"><text:span text:style-name="T5">FIN SI </text:span><text:span text:style-name="T10">$ppa_nombre</text:span><text:span text:style-name="T6"> == NULL</text:span></text:p>
        </text:list-item>
      </text:list>
      <text:p text:style-name="P2"/>
      <text:list xml:id="list161023483565754" text:continue-numbering="true" text:style-name="L4">
        <text:list-item>
          <text:p text:style-name="P14"><text:span text:style-name="T5">SINON, SI </text:span><text:span text:style-name="T13">$ppa_tableau</text:span><text:span text:style-name="T6"> &gt;= 0</text:span></text:p>
          <text:list>
            <text:list-item>
              <text:p text:style-name="P14"><text:span text:style-name="T5">CRÉER </text:span><text:span text:style-name="T10">$ppa_textbox_ajout_deps</text:span></text:p>
            </text:list-item>
            <text:list-item>
              <text:p text:style-name="P14"><text:span text:style-name="T17">BOUGER</text:span><text:span text:style-name="T16"> </text:span><text:span text:style-name="T10">$ppa_btn_ajout_deps</text:span><text:span text:style-name="T16"> d'une case vers le bas</text:span></text:p>
            </text:list-item>
            <text:list-item>
              <text:p text:style-name="P14"><text:span text:style-name="T5">AFFICHER</text:span><text:span text:style-name="T6"> "Entrez le lien du PPA à ajouter" </text:span><text:span text:style-name="T5">DANS </text:span><text:span text:style-name="T13">$ppa_textbox_ajout_deps</text:span></text:p>
            </text:list-item>
            <text:list-item>
              <text:p text:style-name="P13">SAISIR <text:span text:style-name="T8">$ppa_lien_depot</text:span></text:p>
            </text:list-item>
          </text:list>
        </text:list-item>
      </text:list>
      <text:p text:style-name="P7"/>
      <text:list xml:id="list161024838178561" text:continue-numbering="true" text:style-name="L4">
        <text:list-item>
          <text:list>
            <text:list-item>
              <text:p text:style-name="P14"><text:span text:style-name="T5">SI </text:span><text:span text:style-name="T13">$ppa_btn_ajout_deps_conf</text:span><text:span text:style-name="T6"> == clic</text:span></text:p>
              <text:list>
                <text:list-item>
                  <text:p text:style-name="P15"><text:span text:style-name="T6">AJOUTER </text:span><text:span text:style-name="T11">$ppa_tableau</text:span><text:span text:style-name="T7"> + 1</text:span></text:p>
                </text:list-item>
              </text:list>
            </text:list-item>
            <text:list-item>
              <text:p text:style-name="P15"><text:span text:style-name="T6">FIN SI </text:span><text:span text:style-name="T14">$ppa_btn_ajout_deps_conf</text:span><text:span text:style-name="T7"> == clic</text:span></text:p>
            </text:list-item>
          </text:list>
        </text:list-item>
        <text:list-item>
          <text:p text:style-name="P14"><text:span text:style-name="T5">FIN SI </text:span><text:span text:style-name="T13">$ppa_tableau</text:span><text:span text:style-name="T6"> &gt;= 0</text:span></text:p>
        </text:list-item>
      </text:list>
      <text:p text:style-name="P2"><text:span text:style-name="T1">FIN SI </text:span><text:span text:style-name="T9">$ppa_btn_ajout_deps</text:span> == clic</text:p>
      <text:p text:style-name="P2"><text:s text:c="4"/></text:p>
      <text:p text:style-name="P3">###### DEUXIÈME CATÉGORIE : LISTE DES PAQUETS ######</text:p>
      <text:p text:style-name="P3"/>
      <text:p text:style-name="P2"><text:span text:style-name="T1">AFFICHER</text:span> -&gt; liste des programmes selon la version du script exécuté (personnalisée ou SIO)</text:p>
      <text:p text:style-name="P2"><text:span text:style-name="T1">SCANNER </text:span><text:span text:style-name="T9">$pack_list</text:span></text:p>
      <text:p text:style-name="P4"/>
      <text:p text:style-name="P2"><text:span text:style-name="T3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19-12-18T16:10:20.854381680</dc:date>
    <meta:editing-duration>PT2H3M3S</meta:editing-duration>
    <meta:editing-cycles>281</meta:editing-cycles>
    <meta:document-statistic meta:table-count="0" meta:image-count="0" meta:object-count="0" meta:page-count="2" meta:paragraph-count="60" meta:word-count="455" meta:character-count="2892" meta:non-whitespace-character-count="2504"/>
  </office:meta>
</office:document-meta>
</file>